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71cm" fo:min-width="1.26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33cm"/>
    </style:style>
    <style:style style:name="gr5" style:family="graphic" style:parent-style-name="standard">
      <style:graphic-properties draw:textarea-horizontal-align="justify" draw:textarea-vertical-align="middle" draw:auto-grow-height="false" fo:min-height="1.139cm" fo:min-width="0.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325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91cm"/>
    </style:style>
    <style:style style:name="pr5" style:family="presentation" style:parent-style-name="Default-title">
      <style:graphic-properties fo:min-height="3.743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end" style:writing-mode="rl-tb"/>
    </style:style>
    <style:style style:name="P5" style:family="paragraph">
      <style:paragraph-properties fo:text-align="end" style:writing-mode="rl-tb"/>
      <style:text-properties fo:color="#0000ff" fo:font-size="40pt" style:font-size-asian="40pt" style:font-size-complex="40pt"/>
    </style:style>
    <style:style style:name="P6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paragraph-properties fo:text-align="end" style:writing-mode="rl-tb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ff" fo:font-size="40pt" style:font-size-asian="40pt" style:font-size-complex="40pt"/>
    </style:style>
    <style:style style:name="T7" style:family="text">
      <style:text-properties fo:color="#0000ff"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48pt" fo:font-weight="normal" style:font-size-asian="48pt" style:font-weight-asian="normal" style:font-size-complex="48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0000ff" fo:font-size="36pt" style:font-size-asian="36pt" style:font-size-complex="36pt"/>
    </style:style>
    <style:style style:name="T12" style:family="text">
      <style:text-properties fo:color="#007826" fo:font-size="36pt" style:font-size-asian="36pt" style:font-size-complex="36pt"/>
    </style:style>
    <style:style style:name="T13" style:family="text">
      <style:text-properties style:use-window-font-color="true"/>
    </style:style>
    <style:style style:name="T14" style:family="text">
      <style:text-properties fo:color="#007826"/>
    </style:style>
    <style:style style:name="T15" style:family="text">
      <style:text-properties fo:color="#00782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תכנון מנגנונים אלגוריתמי</text:span><text:span text:style-name="T1"><text:line-break/></text:span><text:span text:style-name="T1">Algorithmic Mechanism Design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הרצאה </text:span><text:span text:style-name="T4">3</text:span><text:span text:style-name="T4"> והלאה:</text:span><text:span text:style-name="T4"><text:line-break/></text:span><text:span text:style-name="T4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7.746cm" svg:height="14.553cm" svg:x="0.254cm" svg:y="2.973cm" presentation:class="outline" presentation:user-transformed="true">
          <draw:text-box>
            <text:list text:style-name="L2">
              <text:list-header>
                <text:p xml:id="id1" text:id="id1" text:style-name="P4"><text:span text:style-name="T5">בעיה חדשה</text:span><text:span text:style-name="T6">: נתונה רשת. לכל קשת יש עלות-מעבר. צריך להעביר חבילה בין שתי נקודות ברשת </text:span><text:span text:style-name="T7">(א -&gt; ד)</text:span><text:span text:style-name="T6">, במסלול הזול ביותר.</text:span></text:p>
              </text:list-header>
            </text:list>
          </draw:text-box>
        </draw:frame>
        <draw:frame presentation:style-name="pr4" draw:text-style-name="P6" draw:layer="layout" svg:width="28cm" svg:height="3.591cm" svg:x="0cm" svg:y="-0.035cm" presentation:class="title" presentation:user-transformed="true">
          <draw:text-box>
            <text:p text:style-name="P1"><text:span text:style-name="T8">הפיכת אלגוריתם למנגנון</text:span></text:p>
          </draw:text-box>
        </draw:frame>
        <draw:custom-shape draw:style-name="gr2" draw:text-style-name="P8" xml:id="id2" draw:id="id2" draw:layer="layout" svg:width="2.49cm" svg:height="2.573cm" svg:x="8.691cm" svg:y="7.874cm">
          <text:p text:style-name="P7"><text:span text:style-name="T9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" draw:id="id3" draw:layer="layout" svg:width="2.49cm" svg:height="2.573cm" svg:x="16.615cm" svg:y="7.874cm">
          <text:p text:style-name="P7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9" xml:id="id4" draw:id="id4" draw:layer="layout" svg:width="5.432cm" svg:height="0cm" svg:x="11.181cm" svg:y="9.044cm" svg:viewBox="0 0 5433 0" draw:points="0,0 5433,0">
          <text:p text:style-name="P7">3</text:p>
        </draw:polyline>
        <draw:polyline draw:style-name="gr3" draw:text-style-name="P9" xml:id="id5" draw:id="id5" draw:layer="layout" svg:width="0cm" svg:height="3.742cm" svg:x="17.747cm" svg:y="10.447cm" svg:viewBox="0 0 0 3743" draw:points="0,0 0,3743">
          <text:p text:style-name="P7">4</text:p>
        </draw:polyline>
        <draw:polyline draw:style-name="gr3" draw:text-style-name="P9" xml:id="id6" draw:id="id6" draw:layer="layout" svg:width="5.432cm" svg:height="0cm" svg:x="11.181cm" svg:y="15.36cm" svg:viewBox="0 0 5433 0" draw:points="0,0 5433,0">
          <text:p text:style-name="P7">1</text:p>
        </draw:polyline>
        <draw:polyline draw:style-name="gr3" draw:text-style-name="P9" xml:id="id7" draw:id="id7" draw:layer="layout" svg:width="0cm" svg:height="3.742cm" svg:x="10.049cm" svg:y="10.447cm" svg:viewBox="0 0 0 3743" draw:points="0,0 0,3743">
          <text:p text:style-name="P7">5</text:p>
        </draw:polyline>
        <draw:polyline draw:style-name="gr3" draw:text-style-name="P9" xml:id="id8" draw:id="id8" draw:layer="layout" svg:width="7.696cm" svg:height="6.082cm" svg:x="10.955cm" svg:y="9.98cm" svg:viewBox="0 0 7697 6083" draw:points="0,0 7697,6083">
          <text:p text:style-name="P7">10</text:p>
        </draw:polyline>
        <draw:polyline draw:style-name="gr3" draw:text-style-name="P9" xml:id="id9" draw:id="id9" draw:layer="layout" svg:width="7.923cm" svg:height="6.082cm" svg:x="8.917cm" svg:y="9.98cm" svg:viewBox="0 0 7924 6083" draw:points="7924,0 0,6083">
          <text:p text:style-name="P7">1</text:p>
        </draw:polyline>
        <draw:custom-shape draw:style-name="gr2" draw:text-style-name="P8" xml:id="id10" draw:id="id10" draw:layer="layout" svg:width="2.49cm" svg:height="2.573cm" svg:x="16.615cm" svg:y="14.191cm">
          <text:p text:style-name="P7"><text:span text:style-name="T9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1" draw:id="id11" draw:layer="layout" svg:width="2.49cm" svg:height="2.573cm" svg:x="8.691cm" svg:y="14.191cm">
          <text:p text:style-name="P7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26.924cm" svg:height="3.583cm" svg:x="0.508cm" svg:y="17.272cm">
          <draw:text-box>
            <text:p xml:id="id12" text:id="id12" text:style-name="P4"><text:span text:style-name="T10">אם העלות של כל קשת ידועה לכולם – </text:span><text:span text:style-name="T11">אלגוריתם</text:span><text:span text:style-name="T10">.</text:span></text:p>
            <text:p xml:id="id13" text:id="id13" text:style-name="P4"><text:span text:style-name="T10">אם העלות של כל קשת ידועה רק לבעליה – </text:span><text:span text:style-name="T12">מנגנון</text:span><text:span text:style-name="T10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.067cm" presentation:class="title" presentation:user-transformed="true">
          <draw:text-box>
            <text:p text:style-name="P1"><text:span text:style-name="T8">הפיכת אלגוריתם למנגנון </text:span><text:span text:style-name="T8"><text:line-break/></text:span><text:span text:style-name="T8">בשיטת ויקרי-קלארק-גרובס</text:span></text:p>
          </draw:text-box>
        </draw:frame>
        <draw:custom-shape draw:style-name="gr5" draw:text-style-name="P8" draw:layer="layout" svg:width="1.64cm" svg:height="1.963cm" svg:x="0.762cm" svg:y="13.536cm">
          <text:p text:style-name="P7"><text:span text:style-name="T9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4cm" svg:height="1.963cm" svg:x="5.98cm" svg:y="13.536cm">
          <text:p text:style-name="P7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9" draw:layer="layout" svg:x1="2.402cm" svg:y1="14.429cm" svg:x2="5.98cm" svg:y2="14.429cm">
          <text:p text:style-name="P7">3</text:p>
        </draw:line>
        <draw:line draw:style-name="gr3" draw:text-style-name="P9" draw:layer="layout" svg:x1="6.725cm" svg:y1="15.5cm" svg:x2="6.725cm" svg:y2="18.356cm">
          <text:p text:style-name="P7">4</text:p>
        </draw:line>
        <draw:line draw:style-name="gr3" draw:text-style-name="P9" draw:layer="layout" svg:x1="2.402cm" svg:y1="19.249cm" svg:x2="5.98cm" svg:y2="19.249cm">
          <text:p text:style-name="P7">1</text:p>
        </draw:line>
        <draw:line draw:style-name="gr3" draw:text-style-name="P9" draw:layer="layout" svg:x1="1.657cm" svg:y1="15.5cm" svg:x2="1.657cm" svg:y2="18.356cm">
          <text:p text:style-name="P7">5</text:p>
        </draw:line>
        <draw:line draw:style-name="gr3" draw:text-style-name="P9" draw:layer="layout" svg:x1="2.253cm" svg:y1="15.143cm" svg:x2="7.322cm" svg:y2="19.785cm">
          <text:p text:style-name="P7">10</text:p>
        </draw:line>
        <draw:line draw:style-name="gr3" draw:text-style-name="P9" draw:layer="layout" svg:x1="6.129cm" svg:y1="15.143cm" svg:x2="0.911cm" svg:y2="19.785cm">
          <text:p text:style-name="P7">1</text:p>
        </draw:line>
        <draw:custom-shape draw:style-name="gr5" draw:text-style-name="P8" draw:layer="layout" svg:width="1.64cm" svg:height="1.963cm" svg:x="5.98cm" svg:y="18.357cm">
          <text:p text:style-name="P7"><text:span text:style-name="T9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4cm" svg:height="1.963cm" svg:x="0.762cm" svg:y="18.357cm">
          <text:p text:style-name="P7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6.162cm" svg:height="9.575cm" svg:x="0.508cm" svg:y="3.887cm">
          <draw:text-box>
            <text:p text:style-name="P4"><text:span text:style-name="T13">צריך לפתור </text:span><text:span text:style-name="T13">1+6</text:span><text:span text:style-name="T13"> בעיות מסלול-קל-ביותר.</text:span></text:p>
            <text:list text:style-name="L1">
              <text:list-item>
                <text:p text:style-name="P4"><text:span text:style-name="T14">כשכולם נמצאים: המסלול אבגד, הסכום </text:span><text:span text:style-name="T14">5</text:span><text:span text:style-name="T14">-.</text:span></text:p>
              </text:list-item>
              <text:list-item>
                <text:p text:style-name="P4"><text:span text:style-name="T14">בלי </text:span><text:span text:style-name="T15">אב</text:span><text:span text:style-name="T14">: המסלול אגד, הסכום </text:span><text:span text:style-name="T14">6</text:span><text:span text:style-name="T14">-. </text:span><text:span text:style-name="T15">תשלום </text:span><text:span text:style-name="T15">4</text:span><text:span text:style-name="T15">-</text:span><text:span text:style-name="T14">.</text:span></text:p>
              </text:list-item>
              <text:list-item>
                <text:p text:style-name="P4"><text:span text:style-name="T14">בלי </text:span><text:span text:style-name="T15">בג</text:span><text:span text:style-name="T14">: המסלול אגד, הסכום </text:span><text:span text:style-name="T14">6</text:span><text:span text:style-name="T14">-. </text:span><text:span text:style-name="T15">תשלום </text:span><text:span text:style-name="T15">2</text:span><text:span text:style-name="T15">-</text:span><text:span text:style-name="T14">.</text:span></text:p>
              </text:list-item>
              <text:list-item>
                <text:p text:style-name="P4"><text:span text:style-name="T14">בלי </text:span><text:span text:style-name="T15">גד</text:span><text:span text:style-name="T14">: המסלול אבד, הסכום </text:span><text:span text:style-name="T14">7</text:span><text:span text:style-name="T14">-. </text:span><text:span text:style-name="T15">תשלום </text:span><text:span text:style-name="T15">3</text:span><text:span text:style-name="T15">-</text:span><text:span text:style-name="T14">.</text:span></text:p>
              </text:list-item>
              <text:list-item>
                <text:p text:style-name="P4"><text:span text:style-name="T14">בלי </text:span><text:span text:style-name="T15">אג/אד/בד</text:span><text:span text:style-name="T14">: אין שינוי, הסכום </text:span><text:span text:style-name="T14">5</text:span><text:span text:style-name="T14">-. </text:span><text:span text:style-name="T15">תשלום </text:span><text:span text:style-name="T15">0</text:span><text:span text:style-name="T14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3-29T12:11:30.847850239</dc:date>
    <meta:editing-duration>P3DT18H36M37S</meta:editing-duration>
    <meta:editing-cycles>952</meta:editing-cycles>
    <meta:generator>LibreOffice/5.1.6.2$Linux_X86_64 LibreOffice_project/10m0$Build-2</meta:generator>
    <meta:document-statistic meta:object-count="141"/>
  </office:meta>
</office:document-meta>
</file>